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CodePro, monospace" svg:font-family="'SourceCodePro, monospace', 'Droid Sans Mono', monospace, monospace, 'Droid Sans Fallback'"/>
    <style:font-face style:name="inherit" svg:font-family="inherit"/>
    <style:font-face style:name="var font-family-input" svg:font-family="'var font-family-input'"/>
    <style:font-face style:name="var font-family-text" svg:font-family="'var font-family-text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cm" style:contextual-spacing="false" style:line-height-at-least="0.529cm" fo:orphans="2" fo:widows="2" fo:padding="0cm" fo:border="none"/>
    </style:style>
    <style:style style:name="P3" style:family="paragraph" style:parent-style-name="Preformatted_20_Text">
      <style:paragraph-properties fo:margin-top="0cm" fo:margin-bottom="0cm" style:contextual-spacing="false" style:line-height-at-least="0.529cm" fo:orphans="2" fo:widows="2" fo:padding="0cm" fo:border="none"/>
      <style:text-properties officeooo:paragraph-rsid="00074be5"/>
    </style:style>
    <style:style style:name="P4" style:family="paragraph" style:parent-style-name="Standard">
      <style:text-properties officeooo:rsid="00074be5" officeooo:paragraph-rsid="00074be5"/>
    </style:style>
    <style:style style:name="P5" style:family="paragraph" style:parent-style-name="Standard">
      <style:text-properties officeooo:paragraph-rsid="00074be5"/>
    </style:style>
    <style:style style:name="P6" style:family="paragraph" style:parent-style-name="Standard">
      <style:paragraph-properties style:line-height-at-least="0.529cm"/>
      <style:text-properties fo:color="#000000" loext:opacity="100%" style:font-name="SourceCodePro, monospace" fo:font-size="11.25pt" fo:font-weight="normal" fo:background-color="#fffffe"/>
    </style:style>
    <style:style style:name="P7" style:family="paragraph" style:parent-style-name="Standard">
      <style:paragraph-properties style:line-height-at-least="0.529cm"/>
      <style:text-properties fo:color="#000000" loext:opacity="100%" fo:background-color="#fffffe"/>
    </style:style>
    <style:style style:name="P8" style:family="paragraph" style:parent-style-name="Standard">
      <style:paragraph-properties style:line-height-at-least="0.529cm"/>
    </style:style>
    <style:style style:name="P9" style:family="paragraph" style:parent-style-name="Standard">
      <style:paragraph-properties fo:margin-top="0cm" fo:margin-bottom="0cm" style:contextual-spacing="false" style:line-height-at-least="0.529cm" fo:orphans="2" fo:widows="2" fo:padding="0cm" fo:border="none"/>
      <style:text-properties officeooo:paragraph-rsid="00074be5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.132cm" fo:margin-bottom="0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var font-family-text" fo:font-size="10.5pt" fo:letter-spacing="normal" fo:font-style="normal" fo:font-weight="normal" fo:background-color="transparent" loext:padding="0cm" loext:border="none"/>
    </style:style>
    <style:style style:name="T1" style:family="text">
      <style:text-properties officeooo:rsid="00074be5"/>
    </style:style>
    <style:style style:name="T2" style:family="text">
      <style:text-properties fo:font-variant="normal" fo:text-transform="none" fo:color="#d4e4f9" loext:opacity="100%" style:font-name="var font-family-text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d4e4f9" loext:opacity="100%" style:font-name="var font-family-text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d4e4f9" loext:opacity="100%" style:font-name="var font-family-text" fo:font-size="10.5pt" fo:letter-spacing="normal" fo:font-style="normal" fo:font-weight="normal" fo:background-color="#111111" loext:char-shading-value="0" loext:padding="0cm" loext:border="none"/>
    </style:style>
    <style:style style:name="T5" style:family="text">
      <style:text-properties fo:font-variant="normal" fo:text-transform="none" fo:color="#d4e4f9" loext:opacity="100%" style:font-name="var font-family-text" fo:font-size="10.5pt" fo:letter-spacing="normal" fo:font-style="normal" fo:font-weight="normal" fo:background-color="#111111" loext:char-shading-value="0" loext:padding="0cm" loext:border="none"/>
    </style:style>
    <style:style style:name="T6" style:family="text">
      <style:text-properties fo:font-variant="normal" fo:text-transform="none" fo:color="#d4e4f9" loext:opacity="100%" style:font-name="var font-family-text" fo:font-size="10.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d4e4f9" loext:opacity="100%" style:font-name="var font-family-text" fo:font-size="10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d4e4f9" loext:opacity="100%" style:font-name="inherit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d4e4f9" loext:opacity="100%" style:font-name="inherit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d4e4f9" loext:opacity="100%" style:font-name="inherit" fo:font-size="10.5pt" fo:letter-spacing="normal" fo:font-style="normal" fo:font-weight="normal" fo:background-color="#111111" loext:char-shading-value="0" loext:padding="0cm" loext:border="none"/>
    </style:style>
    <style:style style:name="T11" style:family="text">
      <style:text-properties fo:font-variant="normal" fo:text-transform="none" fo:color="#d4e4f9" loext:opacity="100%" style:font-name="inherit" fo:font-size="10.5pt" fo:letter-spacing="normal" fo:font-style="normal" fo:font-weight="normal" fo:background-color="#111111" loext:char-shading-value="0" loext:padding="0cm" loext:border="none"/>
    </style:style>
    <style:style style:name="T12" style:family="text">
      <style:text-properties fo:font-variant="normal" fo:text-transform="none" fo:color="#d4e4f9" loext:opacity="100%" style:font-name="inherit" fo:font-size="10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d4e4f9" loext:opacity="100%" style:font-name="inherit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d4e4f9" loext:opacity="100%" style:font-name="inherit" fo:font-size="10.5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d4e4f9" loext:opacity="100%" style:font-name="inherit" fo:font-size="10.5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d4e4f9" loext:opacity="100%" style:font-name="inherit" fo:font-size="10.5pt" fo:letter-spacing="normal" fo:font-style="normal" fo:font-weight="bold" fo:background-color="#111111" loext:char-shading-value="0" loext:padding="0cm" loext:border="none"/>
    </style:style>
    <style:style style:name="T17" style:family="text">
      <style:text-properties fo:font-variant="normal" fo:text-transform="none" fo:color="#d4e4f9" loext:opacity="100%" style:font-name="inherit" fo:font-size="10.5pt" fo:letter-spacing="normal" fo:font-style="normal" fo:font-weight="bold" fo:background-color="#111111" loext:char-shading-value="0" loext:padding="0cm" loext:border="none"/>
    </style:style>
    <style:style style:name="T18" style:family="text">
      <style:text-properties fo:font-variant="normal" fo:text-transform="none" fo:color="#d4e4f9" loext:opacity="100%" style:font-name="inherit" fo:font-size="10.5pt" fo:letter-spacing="normal" fo:font-style="normal" fo:font-weight="bold" fo:background-color="transparent" loext:char-shading-value="0" loext:padding="0cm" loext:border="none"/>
    </style:style>
    <style:style style:name="T19" style:family="text">
      <style:text-properties fo:font-variant="normal" fo:text-transform="none" fo:color="#d4e4f9" loext:opacity="100%" style:font-name="inherit" fo:font-size="10.5pt" fo:letter-spacing="normal" fo:font-style="normal" fo:font-weight="bold" fo:background-color="transparent" loext:char-shading-value="0" loext:padding="0cm" loext:border="none"/>
    </style:style>
    <style:style style:name="T20" style:family="text">
      <style:text-properties fo:font-variant="normal" fo:text-transform="none" fo:color="#d4e4f9" loext:opacity="100%" style:text-line-through-style="none" style:text-line-through-type="none" style:font-name="var font-family-text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d4e4f9" loext:opacity="100%" style:text-line-through-style="none" style:text-line-through-type="none" style:font-name="var font-family-text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d4e4f9" loext:opacity="100%" style:text-line-through-style="none" style:text-line-through-type="none" style:font-name="var font-family-text" fo:font-size="10.5pt" fo:letter-spacing="normal" fo:font-style="normal" style:text-underline-style="none" fo:font-weight="normal" style:text-blinking="false" loext:padding="0cm" loext:border="none"/>
    </style:style>
    <style:style style:name="T23" style:family="text">
      <style:text-properties fo:font-variant="normal" fo:text-transform="none" fo:color="#d4e4f9" loext:opacity="100%" style:text-line-through-style="none" style:text-line-through-type="none" style:font-name="var font-family-text" fo:font-size="10.5pt" fo:letter-spacing="normal" fo:font-style="normal" style:text-underline-style="none" fo:font-weight="normal" style:text-blinking="false" loext:padding="0cm" loext:border="none"/>
    </style:style>
    <style:style style:name="T24" style:family="text">
      <style:text-properties fo:font-variant="normal" fo:text-transform="none" fo:color="#d4e4f9" loext:opacity="100%" style:text-line-through-style="none" style:text-line-through-type="none" style:font-name="var font-family-text" fo:font-size="10.5pt" fo:letter-spacing="normal" fo:font-style="normal" style:text-underline-style="none" fo:font-weight="normal" style:text-blinking="false" fo:background-color="#111111" loext:char-shading-value="0" loext:padding="0cm" loext:border="none"/>
    </style:style>
    <style:style style:name="T25" style:family="text">
      <style:text-properties fo:font-variant="normal" fo:text-transform="none" fo:color="#d4e4f9" loext:opacity="100%" style:text-line-through-style="none" style:text-line-through-type="none" style:font-name="var font-family-text" fo:font-size="10.5pt" fo:letter-spacing="normal" fo:font-style="normal" style:text-underline-style="none" fo:font-weight="normal" style:text-blinking="false" fo:background-color="#111111" loext:char-shading-value="0" loext:padding="0cm" loext:border="none"/>
    </style:style>
    <style:style style:name="T26" style:family="text">
      <style:text-properties fo:font-variant="normal" fo:text-transform="none" fo:color="#d4e4f9" loext:opacity="100%" style:font-name="var font-family-input" fo:font-size="10.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d4e4f9" loext:opacity="100%" style:font-name="var font-family-input" fo:font-size="10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d4e4f9" loext:opacity="100%" style:font-name="var font-family-input" fo:font-size="10.5pt" fo:letter-spacing="normal" fo:font-style="normal" fo:font-weight="normal" fo:background-color="#111111" loext:char-shading-value="0" loext:padding="0cm" loext:border="none"/>
    </style:style>
    <style:style style:name="T29" style:family="text">
      <style:text-properties fo:font-variant="normal" fo:text-transform="none" fo:color="#d4e4f9" loext:opacity="100%" style:font-name="var font-family-input" fo:font-size="10.5pt" fo:letter-spacing="normal" fo:font-style="normal" fo:font-weight="normal" fo:background-color="#111111" loext:char-shading-value="0" loext:padding="0cm" loext:border="none"/>
    </style:style>
    <style:style style:name="T30" style:family="text">
      <style:text-properties fo:font-variant="normal" fo:text-transform="none" fo:color="#d4e4f9" loext:opacity="100%" style:font-name="var font-family-input" fo:font-size="10.5pt" fo:letter-spacing="normal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color="#d4e4f9" loext:opacity="100%" style:font-name="var font-family-input" fo:font-size="10.5pt" fo:letter-spacing="normal" fo:font-style="normal" fo:font-weight="normal" fo:background-color="transparent" loext:char-shading-value="0" loext:padding="0cm" loext:border="none"/>
    </style:style>
    <style:style style:name="T32" style:family="text">
      <style:text-properties fo:font-variant="normal" fo:text-transform="none" fo:color="#c9211e" loext:opacity="100%" style:font-name="var font-family-text" fo:font-size="10.5pt" fo:letter-spacing="normal" fo:font-style="normal" fo:font-weight="normal" fo:background-color="transparent" loext:char-shading-value="0" loext:padding="0cm" loext:border="none"/>
    </style:style>
    <style:style style:name="T33" style:family="text">
      <style:text-properties fo:font-variant="normal" fo:text-transform="none" fo:color="#c9211e" loext:opacity="100%" style:font-name="inherit" fo:font-size="10.5pt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color="#c9211e" loext:opacity="100%" style:font-name="inherit" fo:font-size="10.5pt" fo:letter-spacing="normal" fo:font-style="normal" fo:font-weight="bold" fo:background-color="transparent" loext:char-shading-value="0" loext:padding="0cm" loext:border="none"/>
    </style:style>
    <style:style style:name="T35" style:family="text">
      <style:text-properties fo:font-variant="normal" fo:text-transform="none" fo:color="#c9211e" loext:opacity="100%" style:text-line-through-style="none" style:text-line-through-type="none" style:font-name="var font-family-text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6" style:family="text">
      <style:text-properties fo:font-variant="normal" fo:text-transform="none" fo:color="#c9211e" loext:opacity="100%" style:font-name="var font-family-input" fo:font-size="10.5pt" fo:letter-spacing="normal" fo:font-style="normal" fo:font-weight="normal" fo:background-color="transparent" loext:char-shading-value="0" loext:padding="0cm" loext:border="none"/>
    </style:style>
    <style:style style:name="T37" style:family="text">
      <style:text-properties fo:font-variant="normal" fo:text-transform="none" style:font-name="inherit" fo:font-size="10.5pt" fo:letter-spacing="normal" fo:font-style="normal" fo:font-weight="bold" fo:background-color="transparent" loext:char-shading-value="0" loext:padding="0cm" loext:border="none"/>
    </style:style>
    <style:style style:name="T38" style:family="text">
      <style:text-properties fo:font-variant="normal" fo:text-transform="none" style:font-name="inherit" fo:font-size="10.5pt" fo:letter-spacing="normal" fo:font-style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style:font-name="var font-family-text" fo:font-size="10.5pt" fo:letter-spacing="normal" fo:font-style="normal" fo:font-weight="normal" fo:background-color="transparent" loext:char-shading-value="0" loext:padding="0cm" loext:border="none"/>
    </style:style>
    <style:style style:name="T40" style:family="text">
      <style:text-properties fo:font-variant="normal" fo:text-transform="none" style:text-line-through-style="none" style:text-line-through-type="none" style:font-name="var font-family-text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1" style:family="text">
      <style:text-properties fo:font-variant="normal" fo:text-transform="none" style:font-name="var font-family-input" fo:font-size="10.5pt" fo:letter-spacing="normal" fo:font-style="normal" fo:font-weight="normal" fo:background-color="transparent" loext:char-shading-value="0" loext:padding="0cm" loext:border="none"/>
    </style:style>
    <style:style style:name="T42" style:family="text">
      <style:text-properties fo:font-variant="normal" fo:text-transform="none" fo:color="#000000" loext:opacity="100%" style:font-name="var font-family-text" fo:font-size="10.5pt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font-variant="normal" fo:text-transform="none" fo:color="#000000" loext:opacity="100%" style:font-name="inherit" fo:font-size="10.5pt" fo:letter-spacing="normal" fo:font-style="normal" fo:font-weight="normal" fo:background-color="transparent" loext:char-shading-value="0" loext:padding="0cm" loext:border="none"/>
    </style:style>
    <style:style style:name="T44" style:family="text">
      <style:text-properties fo:font-variant="normal" fo:text-transform="none" fo:color="#000000" loext:opacity="100%" style:font-name="inherit" fo:font-size="10.5pt" fo:letter-spacing="normal" fo:font-style="normal" fo:font-weight="bold" fo:background-color="transparent" loext:char-shading-value="0" loext:padding="0cm" loext:border="none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var font-family-text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6" style:family="text">
      <style:text-properties fo:font-variant="normal" fo:text-transform="none" fo:color="#000000" loext:opacity="100%" style:font-name="var font-family-input" fo:font-size="10.5pt" fo:letter-spacing="normal" fo:font-style="normal" fo:font-weight="normal" fo:background-color="transparent" loext:char-shading-value="0" loext:padding="0cm" loext:border="none"/>
    </style:style>
    <style:style style:name="T47" style:family="text">
      <style:text-properties fo:font-variant="normal" fo:text-transform="none" fo:color="#000000" loext:opacity="100%" style:font-name="var font-family-input" fo:font-size="10.5pt" fo:letter-spacing="normal" fo:font-style="normal" fo:font-weight="normal" officeooo:rsid="00074be5" fo:background-color="transparent" loext:char-shading-value="0" loext:padding="0cm" loext:border="none"/>
    </style:style>
    <style:style style:name="T48" style:family="text">
      <style:text-properties fo:font-variant="normal" fo:text-transform="none" fo:color="#000000" loext:opacity="100%" style:font-name="SourceCodePro, monospace" fo:font-size="11.25pt" fo:letter-spacing="normal" fo:font-style="normal" fo:font-weight="normal" officeooo:rsid="00074be5" fo:background-color="#fffffe" loext:char-shading-value="0" loext:padding="0cm" loext:border="none"/>
    </style:style>
    <style:style style:name="T49" style:family="text">
      <style:text-properties fo:font-variant="normal" fo:text-transform="none" fo:color="#0000ff" loext:opacity="100%" style:font-name="SourceCodePro, monospace" fo:font-size="11.25pt" fo:letter-spacing="normal" fo:font-style="normal" fo:font-weight="normal" officeooo:rsid="00074be5" fo:background-color="#fffffe" loext:char-shading-value="0" loext:padding="0cm" loext:border="none"/>
    </style:style>
    <style:style style:name="T50" style:family="text">
      <style:text-properties style:font-name="SourceCodePro, monospace" fo:font-size="11.25pt" fo:font-weight="normal"/>
    </style:style>
    <style:style style:name="T51" style:family="text">
      <style:text-properties fo:color="#0000ff" loext:opacity="100%"/>
    </style:style>
    <style:style style:name="T52" style:family="text">
      <style:text-properties fo:color="#0000ff" loext:opacity="100%" style:font-name="SourceCodePro, monospace" fo:font-size="11.25pt" fo:font-weight="normal"/>
    </style:style>
    <style:style style:name="T53" style:family="text">
      <style:text-properties fo:color="#a31515" loext:opacity="100%" style:font-name="SourceCodePro, monospace" fo:font-size="11.25pt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03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03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blem Statement:</text:p>
      <text:p text:style-name="P5"><text:span text:style-name="T1"><text:s/></text:span><text:span text:style-name="T42">In this challenge, you must read an </text:span><text:span text:style-name="Emphasis"><text:span text:style-name="T43">integer</text:span></text:span><text:span text:style-name="T42">, a </text:span><text:span text:style-name="Emphasis"><text:span text:style-name="T43">double</text:span></text:span><text:span text:style-name="T42">, and a </text:span><text:span text:style-name="Emphasis"><text:span text:style-name="T43">String</text:span></text:span><text:span text:style-name="T42"> from stdin, then print the values according to the instructions in the </text:span><text:span text:style-name="Emphasis"><text:span text:style-name="T43">Output Format</text:span></text:span><text:span text:style-name="T42"> section below. To make the problem a little easier, a portion of the code is provided for you in the editor.</text:span></text:p>
      <text:p text:style-name="P10"><text:span text:style-name="Strong_20_Emphasis"><text:span text:style-name="T44">Note:</text:span></text:span><text:span text:style-name="T42"> We recommend completing </text:span><text:a xlink:type="simple" xlink:href="https://www.hackerrank.com/challenges/java-stdin-and-stdout-1" text:style-name="Internet_20_link" text:visited-style-name="Visited_20_Internet_20_Link"><text:span text:style-name="T45">Java Stdin and Stdout I</text:span></text:a><text:span text:style-name="T42"> before attempting this challenge.</text:span></text:p>
      <text:p text:style-name="P10"><text:span text:style-name="Strong_20_Emphasis"><text:span text:style-name="T44">Input Format</text:span></text:span></text:p>
      <text:p text:style-name="P13">There are three lines of input:</text:p>
      <text:list xml:id="list623382159" text:style-name="L1">
        <text:list-item>
          <text:p text:style-name="P11"><text:span text:style-name="T43">The first line contains an </text:span><text:span text:style-name="Emphasis"><text:span text:style-name="T43">integer</text:span></text:span><text:span text:style-name="T43">.</text:span></text:p>
        </text:list-item>
        <text:list-item>
          <text:p text:style-name="P11"><text:span text:style-name="T43">The second line contains a </text:span><text:span text:style-name="Emphasis"><text:span text:style-name="T43">double</text:span></text:span><text:span text:style-name="T43">.</text:span></text:p>
        </text:list-item>
        <text:list-item>
          <text:p text:style-name="P11"><text:span text:style-name="T43">The third line contains a </text:span><text:span text:style-name="Emphasis"><text:span text:style-name="T43">String</text:span></text:span><text:span text:style-name="T43">.</text:span></text:p>
        </text:list-item>
      </text:list>
      <text:p text:style-name="P10"><text:span text:style-name="Strong_20_Emphasis"><text:span text:style-name="T44">Output Format</text:span></text:span></text:p>
      <text:p text:style-name="P13">There are three lines of output:</text:p>
      <text:list xml:id="list622866067" text:style-name="L2">
        <text:list-item>
          <text:p text:style-name="P12"><text:span text:style-name="T43">On the first line, print </text:span><text:span text:style-name="Source_20_Text"><text:span text:style-name="T46">String:</text:span></text:span><text:span text:style-name="T43"> followed by the unaltered </text:span><text:span text:style-name="Emphasis"><text:span text:style-name="T43">String</text:span></text:span><text:span text:style-name="T43"> read from stdin.</text:span></text:p>
        </text:list-item>
        <text:list-item>
          <text:p text:style-name="P12"><text:span text:style-name="T43">On the second line, print </text:span><text:span text:style-name="Source_20_Text"><text:span text:style-name="T46">Double:</text:span></text:span><text:span text:style-name="T43"> followed by the unaltered </text:span><text:span text:style-name="Emphasis"><text:span text:style-name="T43">double</text:span></text:span><text:span text:style-name="T43"> read from stdin.</text:span></text:p>
        </text:list-item>
        <text:list-item>
          <text:p text:style-name="P12"><text:span text:style-name="T43">On the third line, print </text:span><text:span text:style-name="Source_20_Text"><text:span text:style-name="T46">Int:</text:span></text:span><text:span text:style-name="T43"> followed by the unaltered </text:span><text:span text:style-name="Emphasis"><text:span text:style-name="T43">integer</text:span></text:span><text:span text:style-name="T43"> read from stdin.</text:span></text:p>
        </text:list-item>
      </text:list>
      <text:p text:style-name="P13">To make the problem easier, a portion of the code is already provided in the editor.</text:p>
      <text:p text:style-name="P10"><text:span text:style-name="Strong_20_Emphasis"><text:span text:style-name="T44">Note:</text:span></text:span><text:span text:style-name="T42"> If you use the </text:span><text:span text:style-name="Emphasis"><text:span text:style-name="T43">nextLine()</text:span></text:span><text:span text:style-name="T42"> method immediately following the </text:span><text:span text:style-name="Emphasis"><text:span text:style-name="T43">nextInt()</text:span></text:span><text:span text:style-name="T42"> method, recall that </text:span><text:span text:style-name="Emphasis"><text:span text:style-name="T43">nextInt()</text:span></text:span><text:span text:style-name="T42"> reads integer tokens; because of this, the last newline character for that line of integer input is still queued in the input buffer and the next </text:span><text:span text:style-name="Emphasis"><text:span text:style-name="T43">nextLine()</text:span></text:span><text:span text:style-name="T42"> will be reading the remainder of the integer line (which is empty).</text:span></text:p>
      <text:p text:style-name="P10"><text:span text:style-name="Strong_20_Emphasis"><text:span text:style-name="T44">Sample Input</text:span></text:span></text:p>
      <text:p text:style-name="P1"><text:span text:style-name="Source_20_Text"><text:span text:style-name="T46">42</text:span></text:span></text:p>
      <text:p text:style-name="P2"><text:span text:style-name="Source_20_Text"><text:span text:style-name="T46">3.1415</text:span></text:span></text:p>
      <text:p text:style-name="P2"><text:span text:style-name="Source_20_Text"><text:span text:style-name="T46">Welcome to HackerRank's Java tutorials!</text:span></text:span></text:p>
      <text:p text:style-name="P2"><text:span text:style-name="Source_20_Text"><text:span text:style-name="T46"/></text:span></text:p>
      <text:p text:style-name="P2"><text:span text:style-name="Source_20_Text"><text:span text:style-name="T46"/></text:span></text:p>
      <text:p text:style-name="P3"><text:span text:style-name="Source_20_Text"><text:span text:style-name="T47">Code:</text:span></text:span></text:p>
      <text:p text:style-name="P9"><text:span text:style-name="Source_20_Text"><text:span text:style-name="T49">import</text:span></text:span><text:span text:style-name="Source_20_Text"><text:span text:style-name="T48"> java.util.Scanner;</text:span></text:span></text:p>
      <text:p text:style-name="P6"><text:span text:style-name="T51">public</text:span> <text:span text:style-name="T51">class</text:span> Solution {</text:p>
      <text:p text:style-name="P8"/>
      <text:p text:style-name="P7">    <text:span text:style-name="T52">public</text:span><text:span text:style-name="T50"> </text:span><text:span text:style-name="T52">static</text:span><text:span text:style-name="T50"> </text:span><text:span text:style-name="T52">void</text:span><text:span text:style-name="T50"> main(String[] args) {</text:span></text:p>
      <text:p text:style-name="P7">        <text:span text:style-name="T50">Scanner scan = </text:span><text:span text:style-name="T52">new</text:span><text:span text:style-name="T50"> Scanner(System.in);</text:span></text:p>
      <text:p text:style-name="P7">        <text:span text:style-name="T52">int</text:span><text:span text:style-name="T50"> i = scan.nextInt();</text:span></text:p>
      <text:p text:style-name="P7">        <text:span text:style-name="T52">double</text:span><text:span text:style-name="T50"> d = scan.nextDouble();</text:span></text:p>
      <text:p text:style-name="P7"><text:soft-page-break/>        <text:span text:style-name="T50">scan.nextLine();</text:span></text:p>
      <text:p text:style-name="P7">        <text:span text:style-name="T50">String s = scan.nextLine();</text:span></text:p>
      <text:p text:style-name="P7">        <text:span text:style-name="T50">System.out.println(</text:span><text:span text:style-name="T53">"String: "</text:span><text:span text:style-name="T50"> + s);</text:span></text:p>
      <text:p text:style-name="P7">        <text:span text:style-name="T50">System.out.println(</text:span><text:span text:style-name="T53">"Double: "</text:span><text:span text:style-name="T50"> + d);</text:span></text:p>
      <text:p text:style-name="P7">        <text:span text:style-name="T50">System.out.println(</text:span><text:span text:style-name="T53">"Int: "</text:span><text:span text:style-name="T50"> + i);</text:span></text:p>
      <text:p text:style-name="P7">    <text:span text:style-name="T50">}</text:span></text:p>
      <text:p text:style-name="P6">}</text:p>
      <text:p text:style-name="P3"><text:span text:style-name="Source_20_Text"><text:span text:style-name="T47"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CodePro, monospace" svg:font-family="'SourceCodePro, monospace', 'Droid Sans Mono', monospace, monospace, 'Droid Sans Fallback'"/>
    <style:font-face style:name="inherit" svg:font-family="inherit"/>
    <style:font-face style:name="var font-family-input" svg:font-family="'var font-family-input'"/>
    <style:font-face style:name="var font-family-text" svg:font-family="'var font-family-tex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9:51:45.198873202</meta:creation-date>
    <dc:date>2022-11-11T09:54:02.471132413</dc:date>
    <meta:editing-duration>PT2M19S</meta:editing-duration>
    <meta:editing-cycles>1</meta:editing-cycles>
    <meta:document-statistic meta:table-count="0" meta:image-count="0" meta:object-count="0" meta:page-count="2" meta:paragraph-count="33" meta:word-count="269" meta:character-count="1688" meta:non-whitespace-character-count="1385"/>
    <meta:generator>LibreOffice/7.2.6.2$Linux_X86_64 LibreOffice_project/20$Build-2</meta:generator>
  </office:meta>
</office:document-meta>
</file>